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5">
            <text:p>15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3-15_03-53-13_000.jpg</text:p>
          </table:table-cell>
          <table:table-cell table:style-name="ce26" office:value-type="string">
            <text:p>:m :PHOTO 寝た時刻 / 2023 / オナニー、未了、duration=1.5時間ぐらい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寝た時刻 / 2023 / オナニー、未了、duration=1.5時間ぐらい,other=~">
            <text:p>:m :PHOTO 寝た時刻 / 2023 / オナニー、未了、duration=1.5時間ぐらい,other=~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 office:value-type="string">
            <text:p>2023-03-15_09-10-07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起きた時刻 / 2023">
            <text:p>:m :PHOTO 起き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8" office:value-type="string">
            <text:p>2023-03-15_09-11-12_000.jpg</text:p>
          </table:table-cell>
          <table:table-cell table:style-name="ce26" office:value-type="string">
            <text:p>:PHOTO 記録 / 経過記録 / target=人参：プランターに植えた / other=食用の人参。おせちの際に買ったもの。冷蔵庫。根が生えていた。,occasion=~,id=file-id:2023-03-07_11-46-57_000.jpg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PHOTO 記録 / 経過記録 / target=人参：プランターに植えた / other=食用の人参。おせちの際に買ったもの。冷蔵庫。根が生えていた。,occasion=~,id=file-id:2023-03-07_11-46-57_000.jpg">
            <text:p>:PHOTO 記録 / 経過記録 / target=人参：プランターに植えた / other=食用の人参。おせちの際に買ったもの。冷蔵庫。根が生えていた。,occasion=~,id=file-id:2023-03-07_11-46-57_000.jpg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3-15_09-24-59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3-15_09-37-31_000.jpg</text:p>
          </table:table-cell>
          <table:table-cell table:style-name="ce26" office:value-type="string">
            <text:p>:tome / (lang=ja) / topic=~ / content=数学、芸術。そして、技術へと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tome / (lang=ja) / topic=~ / content=数学、芸術。そして、技術へと">
            <text:p>:tome / (lang=ja) / topic=~ / content=数学、芸術。そして、技術へと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3-15_09-37-38_000.jpg</text:p>
          </table:table-cell>
          <table:table-cell table:style-name="ce26" office:value-type="string">
            <text:p>:m :th,mysl / topic=~ / content=ロシアの民謡を歌っている人たちの唄を聴くとき：佐渡おけさ：同じ、心の気持ちよさ,other=~ / lang=ja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:th,mysl / topic=~ / content=ロシアの民謡を歌っている人たちの唄を聴くとき：佐渡おけさ：同じ、心の気持ちよさ,other=~ / lang=ja">
            <text:p>:m :th,mysl / topic=~ / content=ロシアの民謡を歌っている人たちの唄を聴くとき：佐渡おけさ：同じ、心の気持ちよさ,other=~ / lang=ja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3-15_09-37-50_000.jpg</text:p>
          </table:table-cell>
          <table:table-cell table:style-name="ce26" office:value-type="string">
            <text:p>:m :th,mysl / topic=音楽作りについて / content=己の中にある思想。を、超えた音楽は、作れない,other=~ / lang=ja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:th,mysl / topic=音楽作りについて / content=己の中にある思想。を、超えた音楽は、作れない,other=~ / lang=ja">
            <text:p>:m :th,mysl / topic=音楽作りについて / content=己の中にある思想。を、超えた音楽は、作れない,other=~ / lang=ja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3-15_12-55-57_000.jpg</text:p>
          </table:table-cell>
          <table:table-cell table:style-name="ce26" office:value-type="string">
            <text:p>:m #*# RES / JVEMV6 64#253_islam_kongen / 『イスラームの根源をさぐる』 著者=牧野信也,校注=~ / p.43 / w=ハディージャ；アブー・ジャフル；タクワー,topic=~,publisher=~,other=tl+:メディナ～メッカ～メッカ包囲；</text:p>
          </table:table-cell>
          <table:table-cell table:style-name="ce27"/>
          <table:table-cell table:style-name="ce10"/>
          <table:table-cell table:style-name="ce10"/>
          <table:table-cell table:style-name="ce45" table:formula="of:=IF([.E9]=&quot;&quot;;[.C11];CONCATENATE([.C11];&quot; / &quot;;[.E9]))" office:value-type="string" office:string-value=":m #*# RES / free# S87DP9 記事読み / id=N1JP(browser=yan) / media=ei / theme=イスラエル軍：殺害：射殺,content=~,w=~ / genre=~ / other=~">
            <text:p>:m #*# RES / free# S87DP9 記事読み / id=N1JP(browser=yan) / media=ei / theme=イスラエル軍：殺害：射殺,content=~,w=~ / genre=~ / other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8" office:value-type="string">
            <text:p>2023-03-15_13-24-39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食べた物 ">
            <text:p>:m 食べた物 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3-15_14-41-49_000.jpg</text:p>
          </table:table-cell>
          <table:table-cell table:style-name="ce26" office:value-type="string">
            <text:p>:m #*# RES / free# S87DP9 記事読み / id=N1JP(browser=yan) / media=ei / theme=イスラエル軍：殺害：射殺,content=~,w=~ / genre=~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#*# RES / free# S87DP9 記事読み / id=N1JP(browser=yan) / media=ei / theme=イスラエル軍：殺害：射殺,content=~,w=~ / genre=~ / other=~">
            <text:p>:m #*# RES / free# S87DP9 記事読み / id=N1JP(browser=yan) / media=ei / theme=イスラエル軍：殺害：射殺,content=~,w=~ / genre=~ / other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17" office:value-type="string">
            <text:p>2023-03-15_15-39-19_000.jpg</text:p>
          </table:table-cell>
          <table:table-cell table:style-name="ce26" office:value-type="string">
            <text:p>:bookmemo / 読んだ本 / 『だまし犯罪百科』 / 著者=間川清 /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bookmemo / 読んだ本 / 『だまし犯罪百科』 / 著者=間川清 /">
            <text:p>:bookmemo / 読んだ本 / 『だまし犯罪百科』 / 著者=間川清 /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8" office:value-type="string">
            <text:p>2023-03-15_15-41-23_000.jpg</text:p>
          </table:table-cell>
          <table:table-cell table:style-name="ce26" office:value-type="string">
            <text:p>:m #*# RES / JVEMV6 64#251_damashi / 『だまし犯罪百科』 著者=間川清,校注=~ / p.222 / w=消費者契約法１０条,topic=事例,publisher=~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#*# RES / JVEMV6 64#251_damashi / 『だまし犯罪百科』 著者=間川清,校注=~ / p.222 / w=消費者契約法１０条,topic=事例,publisher=~,other=~">
            <text:p>:m #*# RES / JVEMV6 64#251_damashi / 『だまし犯罪百科』 著者=間川清,校注=~ / p.222 / w=消費者契約法１０条,topic=事例,publisher=~,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3-15_16-42-14_000.jpg</text:p>
          </table:table-cell>
          <table:table-cell table:style-name="ce26" office:value-type="string">
            <text:p>:m 1*1 RES / JVEMV6 64#245_shuukyoo_yamaori_etal / 『日本人の宗教とは何か』 著者=山折哲雄、編著,校注=~ / p.310 / w=新新宗教；オウム；三内丸山遺跡；,topic=縄文時代；,publisher=~,other=map+:富士宮市；memo+:大石寺[たいせき；map+:茅野市（長野県）；map+:岩木山；三内丸山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1*1 RES / JVEMV6 64#245_shuukyoo_yamaori_etal / 『日本人の宗教とは何か』 著者=山折哲雄、編著,校注=~ / p.310 / w=新新宗教；オウム；三内丸山遺跡；,topic=縄文時代；,publisher=~,other=map+:富士宮市；memo+:大石寺[たいせき；map+:茅野市（長野県）；map+:岩木山；三内丸山">
            <text:p>:m 1*1 RES / JVEMV6 64#245_shuukyoo_yamaori_etal / 『日本人の宗教とは何か』 著者=山折哲雄、編著,校注=~ / p.310 / w=新新宗教；オウム；三内丸山遺跡；,topic=縄文時代；,publisher=~,other=map+:富士宮市；memo+:大石寺[たいせき；map+:茅野市（長野県）；map+:岩木山；三内丸山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3-03-15_18-00-02_000.jpg</text:p>
          </table:table-cell>
          <table:table-cell table:style-name="ce26" office:value-type="string">
            <text:p>:m 1*1 RES / JVEMV6 64#250_amemiya / 『田中正造の人と生涯』 著者=雨宮義人,校注=~ / p.22 / w=,topic=六角家,publisher=~,other=ske+:地蔵堂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1*1 RES / JVEMV6 64#250_amemiya / 『田中正造の人と生涯』 著者=雨宮義人,校注=~ / p.22 / w=,topic=六角家,publisher=~,other=ske+:地蔵堂">
            <text:p>:m 1*1 RES / JVEMV6 64#250_amemiya / 『田中正造の人と生涯』 著者=雨宮義人,校注=~ / p.22 / w=,topic=六角家,publisher=~,other=ske+:地蔵堂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3-03-15_21-18-25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m 食べた物 ">
            <text:p>:m 食べた物 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5">
            <text:p>15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3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15">2023/03/15</text:date>, <text:time>22:35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3-15T22:35:07.30</dc:date>
    <dc:creator>iwabuchi ken</dc:creator>
    <meta:editing-duration>P55DT1H7M3S</meta:editing-duration>
    <meta:editing-cycles>17706</meta:editing-cycles>
    <meta:document-statistic meta:table-count="2" meta:cell-count="923" meta:object-count="0"/>
    <meta:user-defined meta:name="qrichtext">1</meta:user-defined>
  </office:meta>
</office:document-meta>
</file>